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57c4" officeooo:paragraph-rsid="000957c4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  <style:text-properties officeooo:paragraph-rsid="000957c4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957c4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  <style:text-properties style:font-name="Times New Roman" officeooo:rsid="000753d3" officeooo:paragraph-rsid="000753d3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50%" style:writing-mode="lr-tb"/>
      <style:text-properties style:font-name="Times New Roman" officeooo:rsid="000957c4" officeooo:paragraph-rsid="000a6101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957c4" style:font-name-asian="Times New Roman" style:font-name-complex="Times New Roman"/>
    </style:style>
    <style:style style:name="T3" style:family="text">
      <style:text-properties style:font-name="Times New Roman" officeooo:rsid="000a6101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957c4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0a6101" style:font-name-asian="Times New Roman" style:font-weight-asian="bold" style:font-name-complex="Times New Roman" style:font-weight-complex="bold"/>
    </style:style>
    <style:style style:name="T7" style:family="text">
      <style:text-properties officeooo:rsid="000957c4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fo:font-weight="bold" officeooo:rsid="000957c4" style:font-name-asian="Times New Roman" style:font-weight-asian="bold" style:font-name-complex="Times New Roman" style:font-weight-complex="bold"/>
    </style:style>
    <style:style style:name="T9" style:family="text">
      <style:text-properties officeooo:rsid="000a610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Aluno</text:span><text:span text:style-name="T1">: </text:span><text:span text:style-name="T3">Halisson Bruno Vitor</text:span><text:span text:style-name="T1"><text:tab/><text:tab/><text:tab/><text:tab/><text:tab/><text:tab/></text:span><text:span text:style-name="T4">Data:</text:span><text:span text:style-name="T1"> </text:span><text:span text:style-name="T2">07/11/2013</text:span></text:p>
      <text:p text:style-name="P3"><text:span text:style-name="T4">Fase/Iteração:</text:span><text:span text:style-name="T1"> </text:span><text:span text:style-name="T2">Sprint 6<text:tab/><text:tab/><text:tab/><text:tab/><text:tab/> <text:s text:c="13"/></text:span><text:span text:style-name="T1"><text:tab/></text:span><text:span text:style-name="T4">Esforço Total:</text:span><text:span text:style-name="T1"> </text:span><text:span text:style-name="T3">12</text:span><text:span text:style-name="T2"> horas.</text:span></text:p>
      <text:p text:style-name="P5"/>
      <text:p text:style-name="P3"><text:span text:style-name="T4">Atividade: </text:span><text:span text:style-name="T6">Desenvolvimento do relprev-client</text:span><text:span text:style-name="T5"><text:tab/></text:span><text:span text:style-name="T1"><text:tab/><text:tab/></text:span><text:span text:style-name="T4">Esforço: </text:span><text:span text:style-name="T6">9</text:span><text:span text:style-name="T5"> horas.</text:span></text:p>
      <text:p text:style-name="P3"><text:span text:style-name="T1">Descrição: </text:span><text:span text:style-name="T3">Desenvolvendo uma versão inicial do client que fará a integração entre front-end e WebService</text:span><text:span text:style-name="T2">.</text:span><text:span text:style-name="T1"><text:tab/></text:span></text:p>
      <text:p text:style-name="P3"><text:span text:style-name="T1">Produtos: </text:span><text:span text:style-name="T3">CódigoFonte</text:span><text:span text:style-name="T2">.</text:span></text:p>
      <text:p text:style-name="P5">Equipe: <text:span text:style-name="T9">Halisson Bruno/ Bruno Cesar</text:span><text:span text:style-name="T7">.</text:span></text:p>
      <text:p text:style-name="P7">Artefato: <text:span text:style-name="T9">Codigo fonte</text:span><text:span text:style-name="T7">.</text:span></text:p>
      <text:p text:style-name="P7"/>
      <text:p text:style-name="P4"><text:span text:style-name="T4">Atividade: </text:span><text:span text:style-name="T6">Detalhamento de arquitetura</text:span><text:span text:style-name="T8">.</text:span><text:span text:style-name="T1"><text:tab/><text:tab/></text:span><text:span text:style-name="T4">Esforço: </text:span><text:span text:style-name="T5">3 horas.</text:span></text:p>
      <text:p text:style-name="P4"><text:span text:style-name="T1">Descrição: </text:span><text:span text:style-name="T3">Trabalhando no detalhamento de arquitetura, detalhando arquitetura externa e interna</text:span><text:span text:style-name="T2">.</text:span><text:span text:style-name="T1"><text:tab/></text:span></text:p>
      <text:p text:style-name="P4"><text:span text:style-name="T1">Produtos: </text:span><text:span text:style-name="T3">Documento de arquitetura</text:span><text:span text:style-name="T2">.</text:span></text:p>
      <text:p text:style-name="P6">Equipe: <text:span text:style-name="T9">Halisson Bruno/Ciro Anacleto</text:span><text:span text:style-name="T7">.</text:span></text:p>
      <text:p text:style-name="P11">Artefato: <text:span text:style-name="T9">Documento de arquitetur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style:contextual-spacing="false" fo:line-height="107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in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111in" fo:margin-bottom="0in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57c4" officeooo:paragraph-rsid="000957c4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order="none" fo:padding="0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92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s1" text:anchor-type="char" svg:x="5.7402in" svg:y="0in" svg:width="0.8882in" svg:height="0.5783in" draw:z-index="0"><draw:image xlink:href="Pictures/1000020100000140000000F01B97891D.png" xlink:type="simple" xlink:show="embed" xlink:actuate="onLoad"/></draw:frame></text:p>
        <text:p text:style-name="MP2">RelPrev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3</meta:editing-cycles>
    <dc:date>2013-11-10T14:00:47</dc:date>
    <meta:editing-duration>P0D</meta:editing-duration>
    <dc:creator>Halisson Vitor</dc:creator>
    <meta:document-statistic meta:table-count="0" meta:image-count="1" meta:object-count="0" meta:page-count="1" meta:paragraph-count="15" meta:word-count="88" meta:character-count="734" meta:non-whitespace-character-count="630"/>
  </office:meta>
</office:document-meta>
</file>